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7bba0" officeooo:paragraph-rsid="0017bba0" style:font-size-asian="18pt" style:font-size-complex="18pt"/>
    </style:style>
    <style:style style:name="P3" style:family="paragraph" style:parent-style-name="Standard">
      <style:text-properties fo:font-size="18pt" officeooo:rsid="0018b019" officeooo:paragraph-rsid="0018b019" style:font-size-asian="18pt" style:font-size-complex="18pt"/>
    </style:style>
    <style:style style:name="P4" style:family="paragraph" style:parent-style-name="Standard">
      <style:text-properties fo:font-size="18pt" officeooo:rsid="001abc2e" officeooo:paragraph-rsid="001abc2e" style:font-size-asian="18pt" style:font-size-complex="18pt"/>
    </style:style>
    <style:style style:name="P5" style:family="paragraph" style:parent-style-name="Standard">
      <style:text-properties fo:font-size="18pt" officeooo:paragraph-rsid="001abc2e" style:font-size-asian="18pt" style:font-size-complex="18pt"/>
    </style:style>
    <style:style style:name="P6" style:family="paragraph" style:parent-style-name="Standard">
      <style:text-properties fo:font-size="18pt" officeooo:paragraph-rsid="001d8775" style:font-size-asian="18pt" style:font-size-complex="18pt"/>
    </style:style>
    <style:style style:name="P7" style:family="paragraph" style:parent-style-name="Standard">
      <style:paragraph-properties style:writing-mode="lr-tb"/>
      <style:text-properties fo:font-size="18pt" style:font-size-asian="18pt" style:font-size-complex="18pt"/>
    </style:style>
    <style:style style:name="P8" style:family="paragraph" style:parent-style-name="Standard">
      <style:text-properties fo:font-size="18pt" officeooo:rsid="001eb15e" officeooo:paragraph-rsid="001eb15e" style:font-size-asian="18pt" style:font-size-complex="18pt"/>
    </style:style>
    <style:style style:name="P9" style:family="paragraph" style:parent-style-name="Standard">
      <style:text-properties fo:font-size="18pt" officeooo:paragraph-rsid="001eb15e" style:font-size-asian="18pt" style:font-size-complex="18pt"/>
    </style:style>
    <style:style style:name="P10" style:family="paragraph" style:parent-style-name="Standard">
      <style:text-properties fo:font-size="18pt" officeooo:rsid="0020c1f0" officeooo:paragraph-rsid="0020c1f0" style:font-size-asian="18pt" style:font-size-complex="18pt"/>
    </style:style>
    <style:style style:name="P11" style:family="paragraph" style:parent-style-name="Standard">
      <style:text-properties fo:font-size="18pt" officeooo:paragraph-rsid="0020c1f0" style:font-size-asian="18pt" style:font-size-complex="18pt"/>
    </style:style>
    <style:style style:name="P12" style:family="paragraph" style:parent-style-name="Standard">
      <style:text-properties fo:font-size="18pt" officeooo:paragraph-rsid="00225e1a" style:font-size-asian="18pt" style:font-size-complex="18pt"/>
    </style:style>
    <style:style style:name="P13" style:family="paragraph" style:parent-style-name="Standard">
      <style:text-properties fo:font-size="18pt" officeooo:paragraph-rsid="00236d4f" style:font-size-asian="18pt" style:font-size-complex="18pt"/>
    </style:style>
    <style:style style:name="P14" style:family="paragraph" style:parent-style-name="Standard">
      <style:text-properties fo:font-size="18pt" officeooo:rsid="00239eb0" officeooo:paragraph-rsid="00239eb0" style:font-size-asian="18pt" style:font-size-complex="18pt"/>
    </style:style>
    <style:style style:name="P15" style:family="paragraph" style:parent-style-name="Standard">
      <style:text-properties fo:font-size="18pt" officeooo:paragraph-rsid="00239eb0" style:font-size-asian="18pt" style:font-size-complex="18pt"/>
    </style:style>
    <style:style style:name="P16" style:family="paragraph" style:parent-style-name="Standard">
      <style:text-properties fo:font-size="18pt" officeooo:rsid="0024f0f8" officeooo:paragraph-rsid="0024f0f8" style:font-size-asian="18pt" style:font-size-complex="18pt"/>
    </style:style>
    <style:style style:name="P17" style:family="paragraph" style:parent-style-name="Standard">
      <style:text-properties fo:font-size="18pt" officeooo:rsid="0024f0f8" officeooo:paragraph-rsid="00266577" style:font-size-asian="18pt" style:font-size-complex="18pt"/>
    </style:style>
    <style:style style:name="P18" style:family="paragraph" style:parent-style-name="Standard">
      <style:text-properties fo:font-size="18pt" officeooo:paragraph-rsid="0024f0f8" style:font-size-asian="18pt" style:font-size-complex="18pt"/>
    </style:style>
    <style:style style:name="P19" style:family="paragraph" style:parent-style-name="Standard">
      <style:text-properties fo:font-size="18pt" officeooo:rsid="00266577" officeooo:paragraph-rsid="00266577" style:font-size-asian="18pt" style:font-size-complex="18pt"/>
    </style:style>
    <style:style style:name="P20" style:family="paragraph" style:parent-style-name="Standard">
      <style:text-properties fo:font-size="18pt" officeooo:paragraph-rsid="00266577" style:font-size-asian="18pt" style:font-size-complex="18pt"/>
    </style:style>
    <style:style style:name="P21" style:family="paragraph" style:parent-style-name="Standard">
      <style:text-properties fo:font-size="18pt" officeooo:rsid="0027ea55" officeooo:paragraph-rsid="0027ea55" style:font-size-asian="18pt" style:font-size-complex="18pt"/>
    </style:style>
    <style:style style:name="P22" style:family="paragraph" style:parent-style-name="Standard">
      <style:text-properties fo:font-size="18pt" officeooo:paragraph-rsid="00297116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20pt" officeooo:paragraph-rsid="00225e1a" style:font-size-asian="20pt" style:font-size-complex="20pt"/>
    </style:style>
    <style:style style:name="P24" style:family="paragraph" style:parent-style-name="Standard">
      <style:text-properties fo:font-size="18pt" officeooo:paragraph-rsid="00297116" style:font-size-asian="18pt" style:font-size-complex="18pt"/>
    </style:style>
    <style:style style:name="P25" style:family="paragraph" style:parent-style-name="Standard">
      <style:text-properties fo:font-size="18pt" officeooo:rsid="002c07d1" officeooo:paragraph-rsid="002c07d1" style:font-size-asian="18pt" style:font-size-complex="18pt"/>
    </style:style>
    <style:style style:name="P26" style:family="paragraph" style:parent-style-name="Standard">
      <style:text-properties fo:font-size="18pt" officeooo:paragraph-rsid="002c07d1" style:font-size-asian="18pt" style:font-size-complex="18pt"/>
    </style:style>
    <style:style style:name="T1" style:family="text">
      <style:text-properties officeooo:rsid="00178469"/>
    </style:style>
    <style:style style:name="T2" style:family="text">
      <style:text-properties officeooo:rsid="0018b01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89d7" style:font-weight-asian="bold" style:font-weight-complex="bold"/>
    </style:style>
    <style:style style:name="T5" style:family="text">
      <style:text-properties fo:font-weight="bold" officeooo:rsid="001d8775" style:font-weight-asian="bold" style:font-weight-complex="bold"/>
    </style:style>
    <style:style style:name="T6" style:family="text">
      <style:text-properties fo:font-weight="bold" officeooo:rsid="001eb15e" style:font-weight-asian="bold" style:font-weight-complex="bold"/>
    </style:style>
    <style:style style:name="T7" style:family="text">
      <style:text-properties fo:font-weight="bold" officeooo:rsid="00236d4f" style:font-weight-asian="bold" style:font-weight-complex="bold"/>
    </style:style>
    <style:style style:name="T8" style:family="text">
      <style:text-properties fo:font-weight="bold" officeooo:rsid="00266577" style:font-weight-asian="bold" style:font-weight-complex="bold"/>
    </style:style>
    <style:style style:name="T9" style:family="text">
      <style:text-properties fo:font-weight="bold" officeooo:rsid="0027ea55" style:font-weight-asian="bold" style:font-weight-complex="bold"/>
    </style:style>
    <style:style style:name="T10" style:family="text">
      <style:text-properties fo:font-weight="bold" officeooo:rsid="0024f0f8" style:font-weight-asian="bold" style:font-weight-complex="bold"/>
    </style:style>
    <style:style style:name="T11" style:family="text">
      <style:text-properties fo:font-weight="bold" officeooo:rsid="00297116" style:font-weight-asian="bold" style:font-weight-complex="bold"/>
    </style:style>
    <style:style style:name="T12" style:family="text">
      <style:text-properties officeooo:rsid="0019d27a"/>
    </style:style>
    <style:style style:name="T13" style:family="text">
      <style:text-properties officeooo:rsid="001abc2e"/>
    </style:style>
    <style:style style:name="T14" style:family="text">
      <style:text-properties officeooo:rsid="001c89d7"/>
    </style:style>
    <style:style style:name="T15" style:family="text">
      <style:text-properties officeooo:rsid="001d877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8775" style:font-weight-asian="normal" style:font-weight-complex="normal"/>
    </style:style>
    <style:style style:name="T18" style:family="text">
      <style:text-properties fo:font-weight="normal" officeooo:rsid="0020a1cc" style:font-weight-asian="normal" style:font-weight-complex="normal"/>
    </style:style>
    <style:style style:name="T19" style:family="text">
      <style:text-properties fo:font-weight="normal" officeooo:rsid="00239eb0" style:font-weight-asian="normal" style:font-weight-complex="normal"/>
    </style:style>
    <style:style style:name="T20" style:family="text">
      <style:text-properties fo:font-weight="normal" officeooo:rsid="0020c1f0" style:font-weight-asian="normal" style:font-weight-complex="normal"/>
    </style:style>
    <style:style style:name="T21" style:family="text">
      <style:text-properties fo:font-weight="normal" officeooo:rsid="0024f0f8" style:font-weight-asian="normal" style:font-weight-complex="normal"/>
    </style:style>
    <style:style style:name="T22" style:family="text">
      <style:text-properties fo:font-weight="normal" officeooo:rsid="00266577" style:font-weight-asian="normal" style:font-weight-complex="normal"/>
    </style:style>
    <style:style style:name="T23" style:family="text">
      <style:text-properties fo:font-weight="normal" officeooo:rsid="0027ea55" style:font-weight-asian="normal" style:font-weight-complex="normal"/>
    </style:style>
    <style:style style:name="T24" style:family="text">
      <style:text-properties fo:font-weight="normal" officeooo:rsid="00297116" style:font-weight-asian="normal" style:font-weight-complex="normal"/>
    </style:style>
    <style:style style:name="T25" style:family="text">
      <style:text-properties fo:font-weight="normal" officeooo:rsid="002a3fb8" style:font-weight-asian="normal" style:font-weight-complex="normal"/>
    </style:style>
    <style:style style:name="T26" style:family="text">
      <style:text-properties officeooo:rsid="00214c50"/>
    </style:style>
    <style:style style:name="T27" style:family="text">
      <style:text-properties officeooo:rsid="00236d4f"/>
    </style:style>
    <style:style style:name="T28" style:family="text">
      <style:text-properties officeooo:rsid="002971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Quickbooks-Online Dashboard Reference Guide</text:p>
      <text:p text:style-name="Standard"/>
      <text:p text:style-name="P12">https://qbo-intuit.com/redir/testdrive </text:p>
      <text:p text:style-name="P12"/>
      <text:p text:style-name="P12"><text:span text:style-name="T1">1.</text:span> <text:span text:style-name="T14">Creating </text:span><text:span text:style-name="T4">Customers And Maintaining</text:span><text:span text:style-name="T14"> </text:span><text:span text:style-name="T4">Customer Information</text:span><text:span text:style-name="T14">:</text:span></text:p>
      <text:p text:style-name="P6">• On the left panel, select <text:span text:style-name="T13">Sales</text:span>&gt;<text:span text:style-name="T14">Customers</text:span></text:p>
      <text:p text:style-name="P1"/>
      <text:p text:style-name="P1"><text:span text:style-name="T1">2. C</text:span>reate a <text:span text:style-name="T3">Supplier</text:span>:</text:p>
      <text:p text:style-name="P1">• On the left panel, select Expenses&gt;Suppliers</text:p>
      <text:p text:style-name="P1"/>
      <text:p text:style-name="P1"><text:span text:style-name="T1">3.</text:span> <text:span text:style-name="T1">A</text:span>ccess the <text:span text:style-name="T3">Chart Of Accounts</text:span>:</text:p>
      <text:p text:style-name="P1">• On the left panel, select <text:span text:style-name="T2">Menu&gt;Transactions</text:span>&gt;Chart of Accounts&gt;<text:span text:style-name="T12">New(top-right)</text:span></text:p>
      <text:p text:style-name="P1"/>
      <text:p text:style-name="P1"><text:span text:style-name="T1">4.</text:span> <text:span text:style-name="T1">A</text:span>ccess reports such as the <text:span text:style-name="T3">Profit &amp; Loss Statement</text:span>:</text:p>
      <text:p text:style-name="P1">• On the left panel, select Reports&gt;Reports</text:p>
      <text:p text:style-name="P1"/>
      <text:p text:style-name="P7"><text:span text:style-name="T1">5.</text:span> <text:span text:style-name="T1">C</text:span>reate a <text:span text:style-name="T6">C</text:span><text:span text:style-name="T3">ustomer Invoice </text:span><text:span text:style-name="T6">And Email It!</text:span>:</text:p>
      <text:p text:style-name="P1">• On the left panel, select “+ New”&gt;Invoice</text:p>
      <text:p text:style-name="P1"/>
      <text:p text:style-name="P1"><text:span text:style-name="T1">6.</text:span> <text:span text:style-name="T1">C</text:span>reate a <text:span text:style-name="T3">Sales Receipt</text:span>:</text:p>
      <text:p text:style-name="P1">• On the left panel, select “+ New”&gt;<text:span text:style-name="T26">Customers&gt;</text:span>Sales Receipt</text:p>
      <text:p text:style-name="P1"/>
      <text:p text:style-name="P1"><text:span text:style-name="T1">7. C</text:span>reate a <text:span text:style-name="T3">Bill From A Vendor</text:span>:</text:p>
      <text:p text:style-name="P1">• On the left panel, select “+ New”&gt;Bill</text:p>
      <text:p text:style-name="P1"/>
      <text:p text:style-name="P1"><text:span text:style-name="T1">8.</text:span> <text:span text:style-name="T1">R</text:span>ecord a <text:span text:style-name="T3">Payment To A Supplier</text:span>:</text:p>
      <text:p text:style-name="P1">• On the left panel, select “+ New”&gt;Pay bills</text:p>
      <text:p text:style-name="P2"/>
      <text:p text:style-name="P3"><text:span text:style-name="T28">9</text:span>. Gear Icon on top-right give additional settings</text:p>
      <text:p text:style-name="P3"/>
      <text:p text:style-name="P4">1<text:span text:style-name="T28">0</text:span>. Create <text:span text:style-name="T3">Product Lines &amp; Services Lines</text:span> to sell:</text:p>
      <text:p text:style-name="P5">• On the left panel, select <text:span text:style-name="T13">Sales</text:span>&gt;<text:span text:style-name="T13">Product and Services</text:span>&gt;<text:span text:style-name="T14">New (top-right-green button) </text:span><text:span text:style-name="T15">Allows you to set up $/hr.</text:span></text:p>
      <text:p text:style-name="P5"/>
      <text:p text:style-name="P6"><text:soft-page-break/><text:span text:style-name="T14">1</text:span><text:span text:style-name="T28">1</text:span><text:span text:style-name="T14">. </text:span><text:span text:style-name="T13">Create </text:span><text:span text:style-name="T5">Estimate</text:span><text:span text:style-name="T13">:</text:span></text:p>
      <text:p text:style-name="P6">• On the left panel, select “+ New”&gt;<text:span text:style-name="T15">Customers&gt;Estimate</text:span></text:p>
      <text:p text:style-name="P6"/>
      <text:p text:style-name="P8">1<text:span text:style-name="T28">2</text:span>. Create <text:span text:style-name="T3">Credit Memo </text:span><text:span text:style-name="T16">For adjusting bills </text:span><text:span text:style-name="T18">using a new separate invoice</text:span><text:span text:style-name="T16">:</text:span></text:p>
      <text:p text:style-name="P9"><text:span text:style-name="T16">• On the left panel, select “+ New”&gt;</text:span><text:span text:style-name="T17">Customers&gt;Estimate</text:span></text:p>
      <text:p text:style-name="P9"><text:span text:style-name="T17"/></text:p>
      <text:p text:style-name="P10"><text:span text:style-name="T17">1</text:span><text:span text:style-name="T24">3</text:span><text:span text:style-name="T16">. How to </text:span><text:span text:style-name="T3">Receive Payment</text:span><text:span text:style-name="T16"> from Customer:</text:span></text:p>
      <text:p text:style-name="P11"><text:span text:style-name="T16">• On the left panel, select “+ New”&gt;</text:span><text:span text:style-name="T17">Customers&gt;Estimate</text:span></text:p>
      <text:p text:style-name="P10"><text:span text:style-name="T16"/></text:p>
      <text:p text:style-name="P13"><text:span text:style-name="T14">1</text:span><text:span text:style-name="T28">4</text:span><text:span text:style-name="T14">. </text:span><text:span text:style-name="T13">Create </text:span><text:span text:style-name="T7">Sales Receipt</text:span><text:span text:style-name="T13">:</text:span></text:p>
      <text:p text:style-name="P13">• On the left panel, select “+ New”&gt;<text:span text:style-name="T15">Customers&gt;</text:span><text:span text:style-name="T27">Sales receipt</text:span></text:p>
      <text:p text:style-name="P13"><text:span text:style-name="T16"/></text:p>
      <text:p text:style-name="P14"><text:span text:style-name="T16">1</text:span><text:span text:style-name="T24">5</text:span><text:span text:style-name="T16">. How to </text:span><text:span text:style-name="T3">Input A Bill From A Supplier</text:span><text:span text:style-name="T16">:</text:span></text:p>
      <text:p text:style-name="P15"><text:span text:style-name="T16">• On the left panel, select “+ New”&gt;</text:span><text:span text:style-name="T21">Vendors</text:span><text:span text:style-name="T19">&gt;Bill, set bill number from invoice, choose</text:span><text:span text:style-name="T20"> </text:span><text:span text:style-name="T19">the category of the expense,</text:span></text:p>
      <text:p text:style-name="P10"><text:span text:style-name="T16"/></text:p>
      <text:p text:style-name="P14"><text:span text:style-name="T16">1</text:span><text:span text:style-name="T24">6</text:span><text:span text:style-name="T16">. Recording </text:span><text:span text:style-name="T3">Payment To A Supplier</text:span><text:span text:style-name="T16">:</text:span></text:p>
      <text:p text:style-name="P18"><text:span text:style-name="T16">• On the left panel, select “+ New”&gt;&gt;</text:span><text:span text:style-name="T21">Vendors</text:span><text:span text:style-name="T19">&gt;</text:span><text:span text:style-name="T21">Pay </text:span><text:span text:style-name="T19">Bill</text:span><text:span text:style-name="T21">s, </text:span></text:p>
      <text:p text:style-name="P18"><text:span text:style-name="T21"/></text:p>
      <text:p text:style-name="P16"><text:span text:style-name="T16">1</text:span><text:span text:style-name="T24">7</text:span><text:span text:style-name="T16">. Recording an </text:span><text:span text:style-name="T3">Expense in QuickBooks</text:span><text:span text:style-name="T16">;</text:span></text:p>
      <text:p text:style-name="P18"><text:span text:style-name="T16">• On the left panel, select “+ New”&gt;</text:span><text:span text:style-name="T21">Vendors</text:span><text:span text:style-name="T19">&gt;</text:span><text:span text:style-name="T21">Expense</text:span><text:span text:style-name="T16">, </text:span></text:p>
      <text:p text:style-name="P18"><text:span text:style-name="T21"/></text:p>
      <text:p text:style-name="P19"><text:span text:style-name="T16">### </text:span><text:span text:style-name="T10">R</text:span><text:span text:style-name="T3">econciling Bank accounts</text:span></text:p>
      <text:p text:style-name="P20"><text:span text:style-name="T21"/></text:p>
      <text:p text:style-name="P17"><text:span text:style-name="T16">1. Recording an <text:s/></text:span><text:span text:style-name="T3">Bank Feed - Linking Your Bank Account To Q</text:span><text:span text:style-name="T8">BO:</text:span></text:p>
      <text:p text:style-name="P20"><text:span text:style-name="T16">• On the left panel, select “+ New”&gt;</text:span><text:span text:style-name="T22">Bank Transactions&gt;Link Account&gt;Choose Bank&gt;...</text:span></text:p>
      <text:p text:style-name="P20"><text:span text:style-name="T21"/></text:p>
      <text:p text:style-name="P17"><text:span text:style-name="T22">2</text:span><text:span text:style-name="T16">. Recording an </text:span><text:span text:style-name="T3">Bank Feed - Adding Bank Transactions To Q</text:span><text:span text:style-name="T9">BO</text:span><text:span text:style-name="T22">:</text:span></text:p>
      <text:p text:style-name="P20"><text:span text:style-name="T16">• On the left panel, select “+ New”&gt;</text:span><text:span text:style-name="T21">Vendors</text:span><text:span text:style-name="T19">&gt;</text:span><text:span text:style-name="T21">Expense</text:span><text:span text:style-name="T16">, </text:span></text:p>
      <text:p text:style-name="P20"><text:span text:style-name="T21"/></text:p>
      <text:p text:style-name="P19"><text:span text:style-name="T21">3. </text:span><text:span text:style-name="T16">How to </text:span><text:span text:style-name="T3">Reconcile Bank Acts</text:span><text:span text:style-name="T16">:</text:span></text:p>
      <text:p text:style-name="P20"><text:span text:style-name="T16">• </text:span><text:span text:style-name="T22">First obtain bank statement, </text:span><text:span text:style-name="T16">On the </text:span><text:span text:style-name="T22">top-right gear, Tools&gt;Reconcile&gt;</text:span><text:span text:style-name="T25">Account&gt;</text:span><text:span text:style-name="T23">Enter $ and dates</text:span></text:p>
      <text:p text:style-name="P20"><text:soft-page-break/><text:span text:style-name="T21"/></text:p>
      <text:p text:style-name="P21"><text:span text:style-name="T21">4. </text:span><text:span text:style-name="T10">Bank Feed - Matching Bank Transactions:</text:span></text:p>
      <text:p text:style-name="P22"><text:span text:style-name="T21">• </text:span><text:span text:style-name="T22">Bank Transactions&gt;</text:span><text:span text:style-name="T24">Goto Category or Match&gt;Choose transaction&gt;Match</text:span></text:p>
      <text:p text:style-name="P22"><text:span text:style-name="T24"/></text:p>
      <text:p text:style-name="P25"><text:span text:style-name="T24">5. </text:span><text:span text:style-name="T11">Bank Rules And Receipts:</text:span></text:p>
      <text:p text:style-name="P25"><text:span text:style-name="T16">Good for online apps, Good for uplaoding reciepts, setup rules,</text:span></text:p>
      <text:p text:style-name="P26"><text:span text:style-name="T21">• </text:span><text:span text:style-name="T22">Bank Transactions&gt;Transactions&gt;</text:span></text:p>
      <text:p text:style-name="P26"><text:span text:style-name="T24"/></text:p>
      <text:p text:style-name="P22"><text:span text:style-name="T24"/></text:p>
      <text:p text:style-name="P22"><text:span text:style-name="T24"/></text:p>
      <text:p text:style-name="P22"><text:span text:style-name="T2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00:34.135774310</meta:creation-date>
    <dc:date>2024-02-14T17:52:46.703104751</dc:date>
    <meta:editing-duration>PT1H18M11S</meta:editing-duration>
    <meta:editing-cycles>12</meta:editing-cycles>
    <meta:generator>LibreOffice/24.2.0.3$Linux_X86_64 LibreOffice_project/da48488a73ddd66ea24cf16bbc4f7b9c08e9bea1</meta:generator>
    <meta:document-statistic meta:table-count="0" meta:image-count="0" meta:object-count="0" meta:page-count="3" meta:paragraph-count="47" meta:word-count="370" meta:character-count="2350" meta:non-whitespace-character-count="2022"/>
  </office:meta>
</office:document-meta>
</file>